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le1" style:family="table">
      <style:table-properties style:width="20.253cm" fo:margin-left="-2.26cm" table:align="left"/>
    </style:style>
    <style:style style:name="Table1.A" style:family="table-column">
      <style:table-column-properties style:column-width="3.752cm"/>
    </style:style>
    <style:style style:name="Table1.B" style:family="table-column">
      <style:table-column-properties style:column-width="3cm"/>
    </style:style>
    <style:style style:name="Table1.C" style:family="table-column">
      <style:table-column-properties style:column-width="6.251cm"/>
    </style:style>
    <style:style style:name="Table1.D" style:family="table-column">
      <style:table-column-properties style:column-width="7.25cm"/>
    </style:style>
    <style:style style:name="Table1.1" style:family="table-row">
      <style:table-row-properties style:min-row-height="0.737cm"/>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2.522cm"/>
    </style:style>
    <style:style style:name="Table1.3" style:family="table-row">
      <style:table-row-properties style:min-row-height="3.806cm"/>
    </style:style>
    <style:style style:name="Table1.4" style:family="table-row">
      <style:table-row-properties style:min-row-height="3.762cm"/>
    </style:style>
    <style:style style:name="Table1.5" style:family="table-row">
      <style:table-row-properties style:min-row-height="7.034cm"/>
    </style:style>
    <style:style style:name="Table1.6" style:family="table-row">
      <style:table-row-properties style:min-row-height="0.199cm"/>
    </style:style>
    <style:style style:name="Table1.7" style:family="table-row">
      <style:table-row-properties style:min-row-height="1.235cm"/>
    </style:style>
    <style:style style:name="Table1.11" style:family="table-row">
      <style:table-row-properties style:min-row-height="1.483cm"/>
    </style:style>
    <style:style style:name="Table2" style:family="table">
      <style:table-properties style:width="17.866cm" fo:margin-left="0cm" table:align="left"/>
    </style:style>
    <style:style style:name="Table2.A" style:family="table-column">
      <style:table-column-properties style:column-width="4.045cm"/>
    </style:style>
    <style:style style:name="Table2.B" style:family="table-column">
      <style:table-column-properties style:column-width="4.895cm"/>
    </style:style>
    <style:style style:name="Table2.C" style:family="table-column">
      <style:table-column-properties style:column-width="4.521cm"/>
    </style:style>
    <style:style style:name="Table2.D" style:family="table-column">
      <style:table-column-properties style:column-width="4.406cm"/>
    </style:style>
    <style:style style:name="Table2.1" style:family="table-row">
      <style:table-row-properties style:min-row-height="0.464cm"/>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2.748cm"/>
    </style:style>
    <style:style style:name="Table2.3" style:family="table-row">
      <style:table-row-properties style:min-row-height="2.66cm"/>
    </style:style>
    <style:style style:name="P1" style:family="paragraph" style:parent-style-name="Normal">
      <style:paragraph-properties fo:text-align="center" style:justify-single-word="false"/>
      <style:text-properties fo:font-size="36pt" style:text-underline-style="solid" style:text-underline-width="auto" style:text-underline-color="font-color" style:text-underline-mode="continuous" style:text-overline-mode="continuous" style:text-line-through-mode="continuous" style:font-size-asian="36pt" style:font-size-complex="36pt"/>
    </style:style>
    <style:style style:name="P2" style:family="paragraph" style:parent-style-name="Normal">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3" style:family="paragraph" style:parent-style-name="Normal">
      <style:paragraph-properties>
        <style:tab-stops>
          <style:tab-stop style:position="4.339cm"/>
        </style:tab-stops>
      </style:paragraph-properties>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4" style:family="paragraph" style:parent-style-name="Normal">
      <style:paragraph-properties>
        <style:tab-stops>
          <style:tab-stop style:position="4.339cm"/>
        </style:tab-stops>
      </style:paragraph-properties>
      <style:text-properties fo:font-size="15pt" fo:font-style="italic" fo:font-weight="bold" style:font-size-asian="15pt" style:font-style-asian="italic" style:font-weight-asian="bold" style:font-size-complex="15pt" style:font-style-complex="italic" style:font-weight-complex="bold"/>
    </style:style>
    <style:style style:name="P5" style:family="paragraph" style:parent-style-name="Normal">
      <style:text-properties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6" style:family="paragraph" style:parent-style-name="Normal">
      <style:text-properties fo:font-size="15pt" style:font-size-asian="15pt" style:font-size-complex="15pt"/>
    </style:style>
    <style:style style:name="P7" style:family="paragraph" style:parent-style-name="Normal">
      <style:paragraph-properties>
        <style:tab-stops>
          <style:tab-stop style:position="4.339cm"/>
        </style:tab-stops>
      </style:paragraph-properties>
      <style:text-properties fo:font-size="15pt" style:font-size-asian="15pt" style:font-size-complex="15pt"/>
    </style:style>
    <style:style style:name="P8" style:family="paragraph" style:parent-style-name="Normal">
      <style:paragraph-properties fo:margin-top="0cm" fo:margin-bottom="0cm" loext:contextual-spacing="false" fo:line-height="100%"/>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9" style:family="paragraph" style:parent-style-name="Normal">
      <style:paragraph-properties fo:margin-top="0cm" fo:margin-bottom="0cm" loext:contextual-spacing="false" fo:line-height="100%">
        <style:tab-stops>
          <style:tab-stop style:position="4.339cm"/>
        </style:tab-stops>
      </style:paragraph-properties>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0" style:family="paragraph" style:parent-style-name="Normal">
      <style:paragraph-properties fo:margin-top="0cm" fo:margin-bottom="0cm" loext:contextual-spacing="false" fo:line-height="100%"/>
      <style:text-properties fo:font-size="15pt" fo:font-weight="bold" style:font-size-asian="15pt" style:font-weight-asian="bold" style:font-size-complex="15pt" style:font-weight-complex="bold"/>
    </style:style>
    <style:style style:name="P11" style:family="paragraph" style:parent-style-name="Normal">
      <style:paragraph-properties fo:margin-top="0cm" fo:margin-bottom="0cm" loext:contextual-spacing="false" fo:line-height="100%">
        <style:tab-stops>
          <style:tab-stop style:position="4.339cm"/>
        </style:tab-stops>
      </style:paragraph-properties>
      <style:text-properties fo:font-size="15pt" fo:font-weight="bold" style:font-size-asian="15pt" style:font-weight-asian="bold" style:font-size-complex="15pt" style:font-weight-complex="bold"/>
    </style:style>
    <style:style style:name="P12" style:family="paragraph" style:parent-style-name="Normal">
      <style:paragraph-properties fo:margin-top="0cm" fo:margin-bottom="0cm" loext:contextual-spacing="false" fo:line-height="100%"/>
      <style:text-properties fo:font-size="15pt" fo:font-style="italic" style:font-size-asian="15pt" style:font-style-asian="italic" style:font-size-complex="15pt" style:font-style-complex="italic"/>
    </style:style>
    <style:style style:name="P13" style:family="paragraph" style:parent-style-name="Normal">
      <style:paragraph-properties fo:margin-top="0cm" fo:margin-bottom="0cm" loext:contextual-spacing="false" fo:line-height="100%"/>
      <style:text-properties fo:font-size="15pt" style:font-size-asian="15pt" style:font-size-complex="15pt"/>
    </style:style>
    <style:style style:name="P14" style:family="paragraph" style:parent-style-name="Normal">
      <style:paragraph-properties fo:margin-top="0cm" fo:margin-bottom="0cm" loext:contextual-spacing="false" fo:line-height="100%">
        <style:tab-stops>
          <style:tab-stop style:position="4.339cm"/>
        </style:tab-stops>
      </style:paragraph-properties>
      <style:text-properties fo:font-size="15pt" style:font-size-asian="15pt" style:font-size-complex="15pt"/>
    </style:style>
    <style:style style:name="P15" style:family="paragraph" style:parent-style-name="Normal">
      <style:paragraph-properties fo:margin-top="0cm" fo:margin-bottom="0cm" loext:contextual-spacing="false" fo:line-height="100%" fo:text-align="justify" style:justify-single-word="false">
        <style:tab-stops>
          <style:tab-stop style:position="4.339cm"/>
        </style:tab-stops>
      </style:paragraph-properties>
      <style:text-properties fo:font-size="15pt" style:font-size-asian="15pt" style:font-size-complex="15pt"/>
    </style:style>
    <style:style style:name="P16" style:family="paragraph" style:parent-style-name="Normal">
      <style:paragraph-properties fo:margin-top="0cm" fo:margin-bottom="0cm" loext:contextual-spacing="false" fo:line-height="100%">
        <style:tab-stops>
          <style:tab-stop style:position="4.339cm"/>
        </style:tab-stops>
      </style:paragraph-properties>
    </style:style>
    <style:style style:name="P17" style:family="paragraph" style:parent-style-name="Normal" style:master-page-name="MP0">
      <style:paragraph-properties fo:text-align="center" style:justify-single-word="false" style:page-number="auto" fo:break-before="page"/>
      <style:text-properties fo:font-size="36pt" style:text-underline-style="solid" style:text-underline-width="auto" style:text-underline-color="font-color" style:text-underline-mode="continuous" style:text-overline-mode="continuous" style:text-line-through-mode="continuous" style:font-size-asian="36pt" style:font-size-complex="36pt"/>
    </style:style>
    <style:style style:name="P18" style:family="paragraph" style:parent-style-name="Normal">
      <style:paragraph-properties>
        <style:tab-stops>
          <style:tab-stop style:position="4.339cm"/>
        </style:tab-stops>
      </style:paragraph-properties>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19" style:family="paragraph" style:parent-style-name="Normal">
      <style:paragraph-properties>
        <style:tab-stops>
          <style:tab-stop style:position="4.339cm"/>
        </style:tab-stops>
      </style:paragraph-properties>
      <style:text-properties fo:font-size="15pt" fo:font-style="italic" fo:font-weight="bold" style:font-size-asian="15pt" style:font-style-asian="italic" style:font-weight-asian="bold" style:font-size-complex="15pt" style:font-style-complex="italic" style:font-weight-complex="bold"/>
    </style:style>
    <style:style style:name="P20" style:family="paragraph" style:parent-style-name="Normal">
      <style:paragraph-properties>
        <style:tab-stops>
          <style:tab-stop style:position="4.339cm"/>
        </style:tab-stops>
      </style:paragraph-properties>
      <style:text-properties fo:font-size="15pt" style:font-size-asian="15pt" style:font-size-complex="15pt"/>
    </style:style>
    <style:style style:name="P21" style:family="paragraph" style:parent-style-name="Pied_20_de_20_page">
      <style:text-properties fo:font-size="15pt" style:font-size-asian="15pt" style:font-size-complex="15pt"/>
    </style:style>
    <style:style style:name="P22" style:family="paragraph" style:parent-style-name="Paragraphe_20_de_20_liste" style:list-style-name="L1">
      <style:paragraph-properties>
        <style:tab-stops>
          <style:tab-stop style:position="3.069cm"/>
        </style:tab-stops>
      </style:paragraph-properties>
      <style:text-properties fo:font-size="15pt" style:font-size-asian="15pt" style:font-size-complex="15pt"/>
    </style:style>
    <style:style style:name="P23" style:family="paragraph" style:parent-style-name="Paragraphe_20_de_20_liste" style:list-style-name="L1">
      <style:paragraph-properties>
        <style:tab-stops>
          <style:tab-stop style:position="3.069cm"/>
        </style:tab-stops>
      </style:paragraph-properties>
    </style:style>
    <style:style style:name="T1" style:family="text">
      <style:text-properties fo:font-size="14pt" style:font-size-asian="14pt" style:font-size-complex="14pt"/>
    </style:style>
    <style:style style:name="T2" style:family="text">
      <style:text-properties style:text-position="super 64%" fo:font-size="14pt" style:font-size-asian="14pt" style:font-size-complex="14pt"/>
    </style:style>
    <style:style style:name="T3" style:family="text">
      <style:text-properties fo:font-size="15pt" style:font-size-asian="15pt" style:font-size-complex="15pt"/>
    </style:style>
    <style:style style:name="T4" style:family="text">
      <style:text-properties style:text-position="super 63%" fo:font-size="15pt" style:font-size-asian="15pt" style:font-size-complex="15pt"/>
    </style:style>
    <style:style style:name="T5" style:family="text">
      <style:text-properties fo:font-size="1pt" style:font-size-asian="1pt" style:font-size-complex="1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on Dossier PPP</text:p>
      <text:p text:style-name="P1"/>
      <text:p text:style-name="P2">1-Mes aspirations personnelles, professionnels, mes freins et mes compétences actuelles :</text:p>
      <text:p text:style-name="P2"/>
      <text:p text:style-name="P5">Tout d’abord, mes aspirations personnelles :</text:p>
      <text:p text:style-name="P6">Je préfèrerais travailler principalement en France, puis peut-être plus tard dans un autre pays mais je ne sais pas encore. Pour le rythme de travail, ce serait bien si j’ai un week-end de libre mais si c’est nécessaire, je pourrais faire un jour de plus. J’aimerais travailler avec des gens sympathiques et que je. Et pour la question du salaire, environ 2000 € à 2500 € serait déjà très bien pour un débutant.</text:p>
      <text:p text:style-name="P5">Pour mes aspirations professionnelles :</text:p>
      <text:p text:style-name="P6">Je peux travailler en groupe ou même tout seul si besoin, pour me concentrer sur mon objectif, mais je préfère plus l’autonomie. Je n’envisage pas encore d’être chef de projet, peut-être plus tard.</text:p>
      <text:p text:style-name="P5">Pour ce qui pourrait me freiner :</text:p>
      <text:p text:style-name="P6">Il y aurait le manque de matériel, ou bien la qualité du matériel utilisé. Les objectifs qui ne sont pas claires pourrait aussi me freiner. Et ce qui me fait le plus peur ce serait le manque de temps par exemple ou bien même les objectifs pas clairs.</text:p>
      <text:p text:style-name="P5">A propos de mes compétences actuelles :</text:p>
      <text:p text:style-name="Normal"><text:span text:style-name="Police_20_par_20_défaut"><text:span text:style-name="T3">J’ai fait un stage en 3</text:span></text:span><text:span text:style-name="Police_20_par_20_défaut"><text:span text:style-name="T4">ème</text:span></text:span><text:span text:style-name="Police_20_par_20_défaut"><text:span text:style-name="T3"> dans le magasin Relay de la gare d’Avignon et j’aime les matières scientifiques (maths, SVT et physique chimie), l’informatique et j’adore le piano et y jouer (mais je ne suis pas un professionnel).</text:span></text:span></text:p>
      <text:p text:style-name="Normal"/>
      <text:p text:style-name="Normal"/>
      <text:p text:style-name="P2"><text:soft-page-break/>2-Les métiers :</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Métiers OK</text:p>
          </table:table-cell>
          <table:table-cell table:style-name="Table1.A1" office:value-type="string">
            <text:p text:style-name="P8">Missions</text:p>
          </table:table-cell>
          <table:table-cell table:style-name="Table1.A1" office:value-type="string">
            <text:p text:style-name="P8">Tâches </text:p>
          </table:table-cell>
          <table:table-cell table:style-name="Table1.A1" office:value-type="string">
            <text:p text:style-name="P8">Compétences</text:p>
          </table:table-cell>
        </table:table-row>
        <table:table-row table:style-name="Table1.2">
          <table:table-cell table:style-name="Table1.A1" office:value-type="string">
            <text:p text:style-name="P10">Développeur de jeux vidéo</text:p>
          </table:table-cell>
          <table:table-cell table:style-name="Table1.A1" office:value-type="string">
            <text:p text:style-name="P12">Aucune information pour l’instant</text:p>
          </table:table-cell>
          <table:table-cell table:style-name="Table1.A1" office:value-type="string">
            <text:p text:style-name="P13">-Programmer dans un langage informatique spécifique</text:p>
            <text:p text:style-name="P13">-Planifier les étapes du projet</text:p>
            <text:p text:style-name="P13">-Définir les moyens humains, matériels et financiers du projet</text:p>
          </table:table-cell>
          <table:table-cell table:style-name="Table1.A1" office:value-type="string">
            <text:p text:style-name="P13">Concevoir, développer et mettre au point un projet d’application informatique</text:p>
            <text:p text:style-name="P13">-Programmation informatique</text:p>
            <text:p text:style-name="P13">-Technologie de l’accès numérique</text:p>
            <text:p text:style-name="P13">-Programmation logicielle</text:p>
            <text:p text:style-name="P13">-Produit multimédia</text:p>
          </table:table-cell>
        </table:table-row>
        <table:table-row table:style-name="Table1.3">
          <table:table-cell table:style-name="Table1.A1" office:value-type="string">
            <text:p text:style-name="P10">Administrateur réseaux informatique</text:p>
          </table:table-cell>
          <table:table-cell table:style-name="Table1.A1" office:value-type="string">
            <text:p text:style-name="P12">Aucune information pour l’instant</text:p>
          </table:table-cell>
          <table:table-cell table:style-name="Table1.A1" office:value-type="string">
            <text:p text:style-name="P13">-Gérer les droits d’accès des utilisateurs </text:p>
            <text:p text:style-name="P13">-Actualiser les systèmes d’informations en fonction des évolutions</text:p>
            <text:p text:style-name="P13">-Installer un équipement informatique…</text:p>
          </table:table-cell>
          <table:table-cell table:style-name="Table1.A1" office:value-type="string">
            <text:p text:style-name="P13">-Connaissance des systèmes d’exploitation informatiques </text:p>
            <text:p text:style-name="P13">-Connaissance des réseaux </text:p>
            <text:p text:style-name="P13">-Système en temps réel </text:p>
            <text:p text:style-name="P13">-Système embarqué</text:p>
            <text:p text:style-name="P13">Connaissance en site web</text:p>
          </table:table-cell>
        </table:table-row>
        <table:table-row table:style-name="Table1.4">
          <table:table-cell table:style-name="Table1.A1" office:value-type="string">
            <text:p text:style-name="P10">Développeur d’applications mobiles</text:p>
          </table:table-cell>
          <table:table-cell table:style-name="Table1.A1" office:value-type="string">
            <text:p text:style-name="P12">Aucune information pour l’instant</text:p>
          </table:table-cell>
          <table:table-cell table:style-name="Table1.A1" office:value-type="string">
            <text:p text:style-name="P13">-Développe des programmes et des applications </text:p>
            <text:p text:style-name="P13">-Analyse les problèmes techniques </text:p>
            <text:p text:style-name="P13">-Programmer dans un langage spécifique</text:p>
            <text:p text:style-name="P13">-Sélectionner, assembler et intégrer les composants informatiques </text:p>
            <text:p text:style-name="P13">-Définir les moyens humain, matériels et financiers du projet</text:p>
            <text:p text:style-name="P13">-Présenter un produit fini a son commanditaire</text:p>
          </table:table-cell>
          <table:table-cell table:style-name="Table1.A1" office:value-type="string">
            <text:p text:style-name="P13">-Connaitre les langages de programmation informatique</text:p>
            <text:p text:style-name="P13">-Connaissance en systèmes d’exploitation informatique</text:p>
            <text:p text:style-name="P13">-Connaissance en réseaux informatique et télécommunication</text:p>
            <text:p text:style-name="P13">-Connaissance en langages JAVA et PHP</text:p>
            <text:p text:style-name="P13">-Architecture des applications en programmation informatique</text:p>
          </table:table-cell>
        </table:table-row>
        <table:table-row table:style-name="Table1.5">
          <table:table-cell table:style-name="Table1.A1" office:value-type="string">
            <text:p text:style-name="P10">Administrateur en sécurité informatique</text:p>
          </table:table-cell>
          <table:table-cell table:style-name="Table1.A1" office:value-type="string">
            <text:p text:style-name="P12">Aucune information pour l’instant</text:p>
          </table:table-cell>
          <table:table-cell table:style-name="Table1.A1" office:value-type="string">
            <text:p text:style-name="P13">-Actualiser les systèmes informatiques en fonction des évolutions</text:p>
            <text:p text:style-name="P13">-Sécurité des équipements <text:soft-page-break/>informatiques</text:p>
            <text:p text:style-name="P13">-Administrer un système informatique</text:p>
            <text:p text:style-name="P13">-Sécuriser un système informatique : les matériels et les outils</text:p>
          </table:table-cell>
          <table:table-cell table:style-name="Table1.A1" office:value-type="string">
            <text:p text:style-name="P13">-connaissance dans les règles de sécurité informatiques et télécoms</text:p>
            <text:p text:style-name="P13">-Connaissance des normes de la <text:soft-page-break/>qualité par rapport à la sécurité</text:p>
            <text:p text:style-name="P13">-Paramétrage de logiciels</text:p>
            <text:p text:style-name="P13">-Protection des données numériques </text:p>
            <text:p text:style-name="P13">-RGPD</text:p>
            <text:p text:style-name="P13">-Système à temps partagé ou transactionnel</text:p>
          </table:table-cell>
        </table:table-row>
        <table:table-row table:style-name="Table1.6">
          <table:table-cell table:style-name="Table1.A1" office:value-type="string">
            <text:p text:style-name="P8">Métiers pas OK</text:p>
          </table:table-cell>
          <table:table-cell table:style-name="Table1.A1" office:value-type="string">
            <text:p text:style-name="P8">Missions</text:p>
          </table:table-cell>
          <table:table-cell table:style-name="Table1.A1" office:value-type="string">
            <text:p text:style-name="P8">Tâches </text:p>
          </table:table-cell>
          <table:table-cell table:style-name="Table1.A1" office:value-type="string">
            <text:p text:style-name="P8">Compétences</text:p>
          </table:table-cell>
        </table:table-row>
        <table:table-row table:style-name="Table1.7">
          <table:table-cell table:style-name="Table1.A1" office:value-type="string">
            <text:p text:style-name="P10">Analyste d’application</text:p>
          </table:table-cell>
          <table:table-cell table:style-name="Table1.A1" office:value-type="string">
            <text:p text:style-name="P12">Aucune information pour l’instant</text:p>
          </table:table-cell>
          <table:table-cell table:style-name="Table1.A1" office:value-type="string">
            <text:p text:style-name="P13">-Analyser les besoins du client</text:p>
            <text:p text:style-name="P13">-Analyser les problèmes techniques</text:p>
            <text:p text:style-name="P13">-Déterminer des mesures correctives</text:p>
            <text:p text:style-name="P13">-Contrôles la réalisation d’une prestation</text:p>
          </table:table-cell>
          <table:table-cell table:style-name="Table1.A1" office:value-type="string">
            <text:p text:style-name="P13">-Architecture d’application</text:p>
            <text:p text:style-name="P13">-Technologie de l’accessibilité numérique</text:p>
            <text:p text:style-name="P13">-Produits multimédia</text:p>
            <text:p text:style-name="P13">-Connaissance en langages informatique</text:p>
          </table:table-cell>
        </table:table-row>
        <table:table-row table:style-name="Table1.7">
          <table:table-cell table:style-name="Table1.A1" office:value-type="string">
            <text:p text:style-name="P10">Testeur informatique </text:p>
          </table:table-cell>
          <table:table-cell table:style-name="Table1.A1" office:value-type="string">
            <text:p text:style-name="P12">Aucune information pour l’instant</text:p>
          </table:table-cell>
          <table:table-cell table:style-name="Table1.A1" office:value-type="string">
            <text:p text:style-name="P13">-Analyser les problèmes techniques</text:p>
            <text:p text:style-name="P13">-Déterminer des mesures correctives</text:p>
            <text:p text:style-name="P13">-Contrôler la réalisation d’une prestation</text:p>
          </table:table-cell>
          <table:table-cell table:style-name="Table1.A1" office:value-type="string">
            <text:p text:style-name="P13">-Connaissance en langage informatique</text:p>
            <text:p text:style-name="P13">-Systèmes d’exploitation informatique</text:p>
            <text:p text:style-name="P13">-Informatique scientifique et technique</text:p>
          </table:table-cell>
        </table:table-row>
        <table:table-row table:style-name="Table1.1">
          <table:table-cell table:style-name="Table1.A1" office:value-type="string">
            <text:p text:style-name="P8">Métiers indécis</text:p>
          </table:table-cell>
          <table:table-cell table:style-name="Table1.A1" office:value-type="string">
            <text:p text:style-name="P8">Missions </text:p>
          </table:table-cell>
          <table:table-cell table:style-name="Table1.A1" office:value-type="string">
            <text:p text:style-name="P8">Tâches</text:p>
          </table:table-cell>
          <table:table-cell table:style-name="Table1.A1" office:value-type="string">
            <text:p text:style-name="P8">Compétences</text:p>
          </table:table-cell>
        </table:table-row>
        <table:table-row table:style-name="Table1.2">
          <table:table-cell table:style-name="Table1.A1" office:value-type="string">
            <text:p text:style-name="P10">Développeur WEB</text:p>
          </table:table-cell>
          <table:table-cell table:style-name="Table1.A1" office:value-type="string">
            <text:p text:style-name="P12">Aucune information pour l’instant</text:p>
          </table:table-cell>
          <table:table-cell table:style-name="Table1.A1" office:value-type="string">
            <text:p text:style-name="P13">-Analyser les besoins du client</text:p>
            <text:p text:style-name="P13">-Programmer dans un langage informatique spécifique</text:p>
            <text:p text:style-name="P13">-Déterminer des choix techniques d’architecture logicielle et matériels et sélectionner des technologies matérielles, logiciels et configurations</text:p>
            <text:p text:style-name="P13">-Présenter un projet fini à son commanditaire</text:p>
          </table:table-cell>
          <table:table-cell table:style-name="Table1.A1" office:value-type="string">
            <text:p text:style-name="P13">-Produits multimédias</text:p>
            <text:p text:style-name="P13">-Architecture Web</text:p>
            <text:p text:style-name="P13">-Connaissance en langage informatique HTML, CSS, etc...</text:p>
            <text:p text:style-name="P13">-Informatique industrielle</text:p>
          </table:table-cell>
        </table:table-row>
        <table:table-row table:style-name="Table1.11">
          <table:table-cell table:style-name="Table1.A1" office:value-type="string">
            <text:p text:style-name="P10">Lead <text:soft-page-break/>programmeur Jeux vidéo</text:p>
          </table:table-cell>
          <table:table-cell table:style-name="Table1.A1" office:value-type="string">
            <text:p text:style-name="P12">Aucune <text:soft-page-break/>information pour l’instant</text:p>
          </table:table-cell>
          <table:table-cell table:style-name="Table1.A1" office:value-type="string">
            <text:p text:style-name="P13">-Analyser les besoins du <text:soft-page-break/>client</text:p>
            <text:p text:style-name="P13">-Etablir un cahier des charges </text:p>
            <text:p text:style-name="P13">-Concevoir, programmer les programmes et applications informatiques</text:p>
            <text:p text:style-name="P13">-Analyser les problèmes informatiques</text:p>
            <text:p text:style-name="P13">-Déterminer des mesures correctives</text:p>
            <text:p text:style-name="P13">-Programmer dans un langage informatique spécifique</text:p>
            <text:p text:style-name="P13">-Planifier les étapes du projet</text:p>
            <text:p text:style-name="P13">-Définir les moyens humains, matériels et financiers du projet</text:p>
            <text:p text:style-name="P13">-Négocier un contrat</text:p>
            <text:p text:style-name="P13">-Présenter un produit fini à son commanditaire </text:p>
            <text:p text:style-name="P13">-Animer une formation</text:p>
          </table:table-cell>
          <table:table-cell table:style-name="Table1.A1" office:value-type="string">
            <text:p text:style-name="P13">-Langage en programmation <text:soft-page-break/>informatique</text:p>
            <text:p text:style-name="P13">-Produits multimédia</text:p>
            <text:p text:style-name="P13">-Gestion des ressources humaines</text:p>
            <text:p text:style-name="P13">-Gestion de projet</text:p>
            <text:p text:style-name="P13">-Principe d’intégration de matériels et de logicielles </text:p>
            <text:p text:style-name="P13"><text:s/></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 La structure d’accueil :</text:p>
      <text:p text:style-name="P3"/>
      <text:p text:style-name="P7">Je préfèrerais travailler dans une entreprise de petite ou moyenne taille soit une PEM, car il y aurait une meilleure ambiance, les personnes travaillant dans cette entreprise se connaitraient à peu près tous, il n’y aurait pas énormément de personnes soit une meilleure ambiance et on en trouve plus que les grandes entreprises.</text:p>
      <text:p text:style-name="P7">Cependant, je n’aimerais pas travailler dans une grande entreprise car il y aurait peut-être une moins bonne ambiance car il y aurait énormément de personnes donc plus de conflits, c’est peu intéressant car on pourrait se retrouver en projets avec des gens que l’on ne connait pas ou que l’on n’aime pas très souvent et il n’y a pas beaucoup de grande entreprise.</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Métiers/Emplois</text:p>
          </table:table-cell>
          <table:table-cell table:style-name="Table2.A1" office:value-type="string">
            <text:p text:style-name="P9">ONISEP</text:p>
          </table:table-cell>
          <table:table-cell table:style-name="Table2.A1" office:value-type="string">
            <text:p text:style-name="P9">L’ETUDIANT</text:p>
          </table:table-cell>
          <table:table-cell table:style-name="Table2.A1" office:value-type="string">
            <text:p text:style-name="P9">APEC</text:p>
          </table:table-cell>
        </table:table-row>
        <table:table-row table:style-name="Table2.2">
          <table:table-cell table:style-name="Table2.A1" office:value-type="string">
            <text:p text:style-name="P11">Développeur de jeux vidéo</text:p>
          </table:table-cell>
          <table:table-cell table:style-name="Table2.A1" office:value-type="string">
            <text:p text:style-name="P14">-Ce métier existe et le salaire brut s’élève à 1950 €.</text:p>
            <text:p text:style-name="P14">-Aucun classement(bac+3).</text:p>
            <text:p text:style-name="P14">-Aucune recommandation, (peut être juste le fait qu’il y ait peu emplois 5000 emplois pour 250 entreprises)</text:p>
            <text:p text:style-name="P14">-Public ou privé en France ou comme dans plusieurs autres pays où le jeu vidéo est présent</text:p>
          </table:table-cell>
          <table:table-cell table:style-name="Table2.A1" office:value-type="string">
            <text:p text:style-name="P14">-Salaire moyen de 1480€ à1999€</text:p>
            <text:p text:style-name="P14">-Pas de classement(bac+3)</text:p>
            <text:p text:style-name="P14">-Insertion professionnel difficile mais aucune recommandation spécifique</text:p>
            <text:p text:style-name="P14">-Public ou privé en entreprise</text:p>
          </table:table-cell>
          <table:table-cell table:style-name="Table2.A1" office:value-type="string">
            <text:p text:style-name="P16"><text:span text:style-name="Police_20_par_20_défaut"><text:span text:style-name="T3">40000-60000</text:span></text:span><text:span text:style-name="Police_20_par_20_défaut"><text:span text:style-name="T5">&gt;&gt;</text:span></text:span><text:span text:style-name="Police_20_par_20_défaut"><text:span text:style-name="T3">€ brut annuel</text:span></text:span></text:p>
            <text:p text:style-name="P14">- Pas de classement(bac+3)</text:p>
            <text:p text:style-name="P14">-Aucune recommandation spécifique</text:p>
            <text:p text:style-name="P14">-Public ou privé en entreprise</text:p>
          </table:table-cell>
        </table:table-row>
        <table:table-row table:style-name="Table2.3">
          <table:table-cell table:style-name="Table2.A1" office:value-type="string">
            <text:p text:style-name="P11">Expert en sécurité informatique</text:p>
          </table:table-cell>
          <table:table-cell table:style-name="Table2.A1" office:value-type="string">
            <text:p text:style-name="P14">-Ce métier existe et le salaire brut s’élève à 3000 €.</text:p>
            <text:p text:style-name="P14">-Aucun <text:soft-page-break/>classement(bac+5).</text:p>
            <text:p text:style-name="P14">-Aucune recommandation</text:p>
            <text:p text:style-name="P14">-Public ou privé, en entreprise ou même à l’armée</text:p>
          </table:table-cell>
          <table:table-cell table:style-name="Table2.A1" office:value-type="string">
            <text:p text:style-name="P14">(Ingénieur sécurité)</text:p>
            <text:p text:style-name="P14">-Salaire moyen de plus de 2500€</text:p>
            <text:p text:style-name="P14"><text:soft-page-break/>-Pas de classement(bac+5)</text:p>
            <text:p text:style-name="P14">-Pas de recommandation</text:p>
            <text:p text:style-name="P14">-Public ou privé en entreprise</text:p>
          </table:table-cell>
          <table:table-cell table:style-name="Table2.A1" office:value-type="string">
            <text:p text:style-name="P16"><text:span text:style-name="Police_20_par_20_défaut"><text:span text:style-name="T3">41000</text:span></text:span><text:span text:style-name="Police_20_par_20_défaut"><text:span text:style-name="T5">&gt;&gt;</text:span></text:span><text:span text:style-name="Police_20_par_20_défaut"><text:span text:style-name="T3">€ brut annuel</text:span></text:span></text:p>
            <text:p text:style-name="P14">- Pas de classement(bac+5)</text:p>
            <text:p text:style-name="P14"><text:soft-page-break/>-Aucune recommandation spécifique</text:p>
            <text:p text:style-name="P14">-Public ou privé en entreprise</text:p>
          </table:table-cell>
        </table:table-row>
        <table:table-row table:style-name="Table2.3">
          <table:table-cell table:style-name="Table2.A1" office:value-type="string">
            <text:p text:style-name="P11">Administrateur réseaux</text:p>
          </table:table-cell>
          <table:table-cell table:style-name="Table2.A1" office:value-type="string">
            <text:p text:style-name="P14">-Ce métier existe et le salaire brut s’élève à 2600 €.</text:p>
            <text:p text:style-name="P14">-Aucun classement(bac+5).</text:p>
            <text:p text:style-name="P14">-Aucune recommandation</text:p>
            <text:p text:style-name="P14">-Public ou privé en entreprise surtout dans les PEM.</text:p>
          </table:table-cell>
          <table:table-cell table:style-name="Table2.A1" office:value-type="string">
            <text:p text:style-name="P14">(Ingénieur réseaux)</text:p>
            <text:p text:style-name="P14">-Salaire moyen de plus de 2500€</text:p>
            <text:p text:style-name="P14">-Pas de classement(bac+5)</text:p>
            <text:p text:style-name="P14">-Pas de recommandation</text:p>
            <text:p text:style-name="P14">-Public ou privé en entreprise</text:p>
          </table:table-cell>
          <table:table-cell table:style-name="Table2.A1" office:value-type="string">
            <text:p text:style-name="P16"><text:span text:style-name="Police_20_par_20_défaut"><text:span text:style-name="T3">26000-30000</text:span></text:span><text:span text:style-name="Police_20_par_20_défaut"><text:span text:style-name="T5">&gt;&gt;</text:span></text:span><text:span text:style-name="Police_20_par_20_défaut"><text:span text:style-name="T3">€ brut annuel</text:span></text:span></text:p>
            <text:p text:style-name="P14">- Pas de classement (bac+2 à 4)</text:p>
            <text:p text:style-name="P14">-Aucune recommandation spécifique</text:p>
            <text:p text:style-name="P14">-Public ou privé en entreprise</text:p>
          </table:table-cell>
        </table:table-row>
        <table:table-row table:style-name="Table2.3">
          <table:table-cell table:style-name="Table2.A1" office:value-type="string">
            <text:p text:style-name="P11">Développeur d’applications mobiles</text:p>
          </table:table-cell>
          <table:table-cell table:style-name="Table2.A1" office:value-type="string">
            <text:p text:style-name="P14">-Ce métier existe et le salaire brut s’élève à 2900 €.</text:p>
            <text:p text:style-name="P14">-Aucun classement(bac+3).</text:p>
            <text:p text:style-name="P14">-Aucune recommandation</text:p>
            <text:p text:style-name="P14">-Agence web, agence mobile, éditeur de logiciels ou bien grandes entreprises autant dans le public que dans le privé (indépendant par exemple)</text:p>
          </table:table-cell>
          <table:table-cell table:style-name="Table2.A1" office:value-type="string">
            <text:p text:style-name="P14">N’existe pas…</text:p>
            <text:p text:style-name="P15">Je n’ai pas trouvé</text:p>
          </table:table-cell>
          <table:table-cell table:style-name="Table2.A1" office:value-type="string">
            <text:p text:style-name="P16"><text:span text:style-name="Police_20_par_20_défaut"><text:span text:style-name="T3">32000-43000</text:span></text:span><text:span text:style-name="Police_20_par_20_défaut"><text:span text:style-name="T5">&gt;&gt;</text:span></text:span><text:span text:style-name="Police_20_par_20_défaut"><text:span text:style-name="T3">€ brut annuel</text:span></text:span></text:p>
            <text:p text:style-name="P14">- Pas de classement(bac+3)</text:p>
            <text:p text:style-name="P14">-Aucune recommandation spécifique</text:p>
            <text:p text:style-name="P14">-Public ou privé en entreprise</text:p>
          </table:table-cell>
        </table:table-row>
      </table:table>
      <text:p text:style-name="P3"/>
      <text:p text:style-name="P3"/>
      <text:p text:style-name="P3"/>
      <text:p text:style-name="P3"/>
      <text:p text:style-name="P3"><text:soft-page-break/>4- Les réseaux :</text:p>
      <text:p text:style-name="P3"/>
      <text:p text:style-name="P7">Pour trouver un stage par exemple je pourrais demander à des membres de ma famille ayant des contacts pouvant m’aider.</text:p>
      <text:p text:style-name="P7">Il y a aussi la promo de l’IUT avec qui je pourrais communiquer afin de me renseigner sur les métiers que j’aimerais faire mais également les anciens de l’IUT.</text:p>
      <text:p text:style-name="P7">De plus, je peux toujours trouver un réseau de personnes travaillant dans le même domaine que moi sur les sites internet ou bien dans les forums ou salons.</text:p>
      <text:p text:style-name="P7"/>
      <text:p text:style-name="P4">Les salons et forums :</text:p>
      <text:p text:style-name="P4"/>
      <text:list xml:id="list1391149626" text:style-name="L1">
        <text:list-item>
          <text:p text:style-name="P22">PARIS-SALON NUMERIQUE ET INFORMATIQUE les 7 et 8 décembre 2019 de 10h00 à 18h00 à Paris et à cette adresse ci : Espace Champerret - Hall A – Rue Jean Ostreicher 75017. Contact : Réseaux sociaux tel que facebook ou twitter</text:p>
        </text:list-item>
        <text:list-item>
          <text:p text:style-name="P22">DotJS – Javascript Conference les 5 et 6 décembre 2019 à Dock Pullman, 87 Avenue des Magasins Généraux, 93300 Aubervilliers. Contact : Réseaux sociaux et e-mail</text:p>
        </text:list-item>
        <text:list-item>
          <text:p text:style-name="P22">Paris Open-Source Summit les 10 et 11 décembre 2019 à Dock Pullman, 87 Avenue des Magasins Généraux, 93300 Aubervilliers. Contact : Réseaux sociaux (twitter)</text:p>
        </text:list-item>
        <text:list-item>
          <text:p text:style-name="P23"><text:span text:style-name="Police_20_par_20_défaut"><text:span text:style-name="T3">10</text:span></text:span><text:span text:style-name="Police_20_par_20_défaut"><text:span text:style-name="T4">ème</text:span></text:span><text:span text:style-name="Police_20_par_20_défaut"><text:span text:style-name="T3"> édition des Assises du domaine CyberDéfense et SIEM du R2GS le 11 décembre 2019 à Hôtel Mercure Paris Vaugirard, 69 boulevard Victor 75015 Paris. Contact : Réseaux sociaux et e-mail</text:span></text:span></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Titre_20_2" style:display-name="Titre 2" style:family="paragraph" style:parent-style-name="Normal" style:next-style-name="Normal" style:default-outline-level="2">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En-tête" style:family="paragraph" style:parent-style-name="Normal">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ied_20_de_20_page" style:display-name="Pied de page" style:family="paragraph" style:parent-style-name="Normal">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Légende" style:family="paragraph" style:parent-style-name="Normal" style:next-style-name="Normal">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Titre" style:family="paragraph" style:parent-style-name="Normal" style:next-style-name="Normal">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Corps_20_de_20_texte" style:display-name="Corps de texte" style:family="paragraph" style:parent-style-name="Normal">
      <style:paragraph-properties fo:margin-top="0cm" fo:margin-bottom="0.212cm" loext:contextual-spacing="false" fo:hyphenation-ladder-count="no-limit"/>
      <style:text-properties fo:hyphenate="false"/>
    </style:style>
    <style:style style:name="Note_20_de_20_bas_20_de_20_page" style:display-name="Note de bas de page" style:family="paragraph" style:parent-style-name="Normal">
      <style:paragraph-properties fo:margin-top="0cm" fo:margin-bottom="0cm" loext:contextual-spacing="false" fo:line-height="100%" fo:hyphenation-ladder-count="no-limit"/>
      <style:text-properties fo:font-size="10pt" style:font-size-asian="10pt" style:font-size-complex="10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Corps_20_de_20_texte_20_Car" style:display-name="Corps de texte Car" style:family="text" style:parent-style-name="Police_20_par_20_défaut"/>
    <style:style style:name="Note_20_de_20_bas_20_de_20_page_20_Car" style:display-name="Note de bas de page Car" style:family="text" style:parent-style-name="Police_20_par_20_défaut">
      <style:text-properties fo:font-size="10pt"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font-size="15pt" style:font-size-asian="15pt" style:font-size-complex="15pt"/>
    </style:style>
    <style:style style:name="MT1" style:family="text">
      <style:text-properties fo:font-size="14pt" style:font-size-asian="14pt" style:font-size-complex="14pt"/>
    </style:style>
    <style:style style:name="MT2" style:family="text">
      <style:text-properties style:text-position="super 64%"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tête"><text:span text:style-name="Police_20_par_20_défaut"><text:span text:style-name="MT1">Yang Kommin 1</text:span></text:span><text:span text:style-name="Police_20_par_20_défaut"><text:span text:style-name="MT2">ère</text:span></text:span><text:span text:style-name="Police_20_par_20_défaut"><text:span text:style-name="MT1"> année Gr1B</text:span></text:span></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Limit Break</meta:initial-creator>
    <meta:creation-date>2019-12-16T14:38:00Z</meta:creation-date>
    <dc:date>2019-12-18T08:07:02.416322200</dc:date>
    <meta:editing-cycles>9</meta:editing-cycles>
    <meta:editing-duration>PT7H47M39S</meta:editing-duration>
    <meta:document-statistic meta:table-count="2" meta:image-count="0" meta:object-count="0" meta:page-count="7" meta:paragraph-count="185" meta:word-count="1302" meta:character-count="8865" meta:non-whitespace-character-count="7733"/>
    <meta:template xlink:type="simple" xlink:actuate="onRequest" xlink:title="" xlink:href="Normal"/>
  </office:meta>
</office:document-meta>
</file>